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3772fa"/>
    </style:style>
    <style:style style:name="T1" style:family="text">
      <style:text-properties officeooo:rsid="002f9466"/>
    </style:style>
    <style:style style:name="T2" style:family="text">
      <style:text-properties officeooo:rsid="003a5e26"/>
    </style:style>
    <style:style style:name="T3" style:family="text">
      <style:text-properties officeooo:rsid="0039af09"/>
    </style:style>
    <style:style style:name="T4" style:family="text">
      <style:text-properties officeooo:rsid="00195db8"/>
    </style:style>
    <style:style style:name="T5" style:family="text">
      <style:text-properties fo:font-size="16pt" officeooo:rsid="00184efa" style:font-size-asian="16pt" style:font-size-complex="16pt"/>
    </style:style>
    <style:style style:name="T6" style:family="text">
      <style:text-properties fo:font-size="16pt" officeooo:rsid="0039af09" style:font-size-asian="16pt" style:font-size-complex="16pt"/>
    </style:style>
    <style:style style:name="T7" style:family="text">
      <style:text-properties fo:font-size="16pt" officeooo:rsid="003a5e26" style:font-size-asian="16pt" style:font-size-complex="16pt" loext:padding="0cm" loext:border="none"/>
    </style:style>
    <style:style style:name="T8" style:family="text">
      <style:text-properties officeooo:rsid="00366cf8"/>
    </style:style>
    <style:style style:name="T9" style:family="text">
      <style:text-properties officeooo:rsid="0037e9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4">de </text:span><text:span text:style-name="T9">1</text:span><text:span text:style-name="T2">0</text:span><text:span text:style-name="T4">h</text:span><text:span text:style-name="T9">0</text:span><text:span text:style-name="T4">0 </text:span><text:span text:style-name="T8">à 1</text:span><text:span text:style-name="T2">1</text:span><text:span text:style-name="T8">h</text:span><text:span text:style-name="T9">3</text:span><text:span text:style-name="T8">0</text:span> :</text:p>
      <text:list text:style-name="L1">
        <text:list-item>
          <text:p text:style-name="P6">DAVID Gabriel  (<text:span text:style-name="T3">distanciel</text:span>) : <text:span text:style-name="T2">mise à jour, des __str__ sur les classes plan et point et à aider leny à faire un contrôleur.</text:span></text:p>
        </text:list-item>
      </text:list>
      <text:list text:style-name="L2">
        <text:list-item>
          <text:p text:style-name="P7"><text:span text:style-name="T5">GUILMIN Leny  (</text:span><text:span text:style-name="T6">distanciel</text:span><text:span text:style-name="T5">) : </text:span><text:span text:style-name="T7">Création d’un contrôleur, liaison entre la vue et le modèle</text:span></text:p>
        </text:list-item>
        <text:list-item>
          <text:p text:style-name="P7"><text:span text:style-name="T5">FONTAINE Aurélien  (</text:span><text:span text:style-name="T6">distanciel</text:span><text:span text:style-name="T5">) : </text:span><text:span text:style-name="T7">il continuer de travailler sur la classe im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style style:name="MT2" style:family="text">
      <style:text-properties officeooo:rsid="003a5e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pement d’une interface<text:tab/><text:span text:style-name="MT1">2</text:span><text:span text:style-name="MT2">9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6-03T17:36:53.579000000</dc:date>
    <meta:editing-duration>PT3H1M57S</meta:editing-duration>
    <meta:editing-cycles>3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80" meta:character-count="457" meta:non-whitespace-character-count="385"/>
  </office:meta>
</office:document-meta>
</file>